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text-properties fo:language="ca" fo:country="ES"/>
    </style:style>
    <style:style style:name="P3" style:family="paragraph" style:parent-style-name="Standard">
      <style:text-properties style:font-name="Arial" fo:language="ca" fo:country="ES"/>
    </style:style>
    <style:style style:name="P4" style:family="paragraph" style:parent-style-name="Standard">
      <style:paragraph-properties fo:text-align="justify" style:justify-single-word="false"/>
      <style:text-properties style:font-name="Arial" fo:language="ca" fo:country="ES"/>
    </style:style>
    <style:style style:name="P5" style:family="paragraph" style:parent-style-name="Standard">
      <style:text-properties style:font-name="Arial" fo:language="ca" fo:country="ES" fo:font-weight="bold" style:font-weight-asian="bold" style:font-weight-complex="bold"/>
    </style:style>
    <style:style style:name="P6" style:family="paragraph" style:parent-style-name="Standard">
      <style:paragraph-properties fo:text-align="justify" style:justify-single-word="false"/>
      <style:text-properties style:font-name="Arial" fo:language="ca" fo:country="ES" fo:font-weight="bold" style:font-weight-asian="bold" style:font-weight-complex="bold"/>
    </style:style>
    <style:style style:name="P7" style:family="paragraph" style:parent-style-name="Standard" style:list-style-name="L6">
      <style:text-properties style:font-name="Arial" fo:language="ca" fo:country="ES" fo:font-weight="bold" style:font-weight-asian="bold" style:font-weight-complex="bold"/>
    </style:style>
    <style:style style:name="P8" style:family="paragraph" style:parent-style-name="Standard">
      <style:text-properties style:font-name="Arial" fo:language="ca" fo:country="ES" fo:font-weight="normal" style:font-weight-asian="normal" style:font-weight-complex="normal"/>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T1" style:family="text">
      <style:text-properties style:font-name="Arial" fo:language="ca" fo:country="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ivitats pàgina 15</text:p>
      <text:p text:style-name="P4"/>
      <text:p text:style-name="P6">6.- L'Estatut dels treballadors concedeix, a tots els treballadors, dos dies de permís retribuït en cas de defunció d'un familiar fins al segon grau, per consanguinitat o per afinitat. El conveni col·lectiu que s'aplica als establiments sanitaris amplia aquest termini a tres dies naturals.</text:p>
      <text:p text:style-name="P6"/>
      <text:list xml:id="list2242935095874888955" text:style-name="L1">
        <text:list-item>
          <text:p text:style-name="P9"><text:span text:style-name="T1">Quina de les dues normes s'ha d'aplicar en aquest cas?</text:span></text:p>
        </text:list-item>
      </text:list>
      <text:p text:style-name="P6"/>
      <text:p text:style-name="P4"><text:tab/>El conveni col·lectiu.</text:p>
      <text:p text:style-name="P4"/>
      <text:list xml:id="list2555424662153960362" text:style-name="L2">
        <text:list-item>
          <text:p text:style-name="P10"><text:span text:style-name="T1">Quin principi de dret laboral s'hi ha d'aplicar?</text:span></text:p>
        </text:list-item>
      </text:list>
      <text:p text:style-name="P6"/>
      <text:p text:style-name="P4"><text:tab/>El principi de norma mínima ja que l'estatut dels treballadors proporciona un màxim <text:tab/>i el conveni col·lectiu, tot i ser una norma de nivell inferior, millora la condició.</text:p>
      <text:p text:style-name="P4"/>
      <text:p text:style-name="P6">7.- Una empresa ofereix a un treballador que renuncii al seu descans setmanal, durant un mes, a canvi de ser l'únic treballador de la seva secció que no serà acomiadat. </text:p>
      <text:p text:style-name="P4"/>
      <text:list xml:id="list677668513924468116" text:style-name="L3">
        <text:list-item>
          <text:p text:style-name="P11"><text:span text:style-name="T1">És possible?</text:span></text:p>
        </text:list-item>
      </text:list>
      <text:p text:style-name="P2"/>
      <text:p text:style-name="P4"><text:tab/>No, degut al principi d'irrenunciabilitat dels drets.</text:p>
      <text:p text:style-name="P4"/>
      <text:p text:style-name="P6">8.- En Lluís ha treballat durant dos anys en el sector sanitari; ara comença una nova etapa laboral en un taller de reparació de vehicles. La primera setmana de feina, observa que determinats costums que es respectaven de manera molt estricta a la seva feina anterior, s'ignoren al taller. En Lluís sap que els costums són una norma més del dret laboral, per la qual cosa es pregunta si estan actuant correctament al taller.</text:p>
      <text:p text:style-name="P6"/>
      <text:list xml:id="list8870860817387508534" text:style-name="L4">
        <text:list-item>
          <text:p text:style-name="P12"><text:span text:style-name="T1">Què li respondries?</text:span></text:p>
        </text:list-item>
      </text:list>
      <text:p text:style-name="P4"/>
      <text:p text:style-name="P4"><text:tab/>Si es un costum llavors no estàn actuan correctament al taller ja que el principi de <text:tab/>la norma mínima ens diu que s'estableixen usos i costums com a mínim, per tant si <text:tab/>una altre norma ens empitjora les condicions mínimes no afectaria ja que agafariem <text:tab/>la millor condició.</text:p>
      <text:p text:style-name="P4"/>
      <text:p text:style-name="P6">9.- Durant la negociació del conveni col·lectiu del sector siderometal·lurgíc, els representants dels treballadors i dels empresaris es plantegen la possibilitat de concedir menys temps de permís de maternitat que l'Estatut dels treballadors.</text:p>
      <text:p text:style-name="P6"/>
      <text:list xml:id="list504792397852534202" text:style-name="L5">
        <text:list-item>
          <text:p text:style-name="P13"><text:span text:style-name="T1">És possible? En quin principi de dret laboral fonamente la teva resposta?</text:span></text:p>
        </text:list-item>
      </text:list>
      <text:p text:style-name="P3"/>
      <text:p text:style-name="P3"><text:tab/>No, ja que hi ha una norma en un nivell superior que te un mínim major, apliquem el <text:tab/>principi de la norma mínima.</text:p>
      <text:p text:style-name="P3"/>
      <text:p text:style-name="P3"/>
      <text:p text:style-name="P3"/>
      <text:p text:style-name="P3"/>
      <text:p text:style-name="P3"/>
      <text:p text:style-name="P3"/>
      <text:p text:style-name="P5"><text:soft-page-break/>10.- L'Emili, director de Recursos Humans, anuncia als seus treballadors que no té cap altre remei que imposar-los 40 hores de treball a la setmana perquè així ho diu el conveni col·lectiu.</text:p>
      <text:p text:style-name="P5"/>
      <text:list xml:id="list6822545015603550382" text:style-name="L6">
        <text:list-item>
          <text:p text:style-name="P7">És cert o podria concedir-los una millora? Com?</text:p>
        </text:list-item>
      </text:list>
      <text:p text:style-name="P5"/>
      <text:p text:style-name="P8"><text:tab/>Es pot concedir una millora, per exemple en el contracte laboral oferint millor <text:tab/>condicions laborals.</text:p>
      <text:p text:style-name="P8"/>
      <text:p text:style-name="P8">Activitats pàgina 21</text:p>
      <text:p text:style-name="P8"/>
      <text:p text:style-name="P5">1.- La llei orgànica...</text:p>
      <text:p text:style-name="P8"/>
      <text:p text:style-name="P8">c) Té un rang superior als reglaments.</text:p>
      <text:p text:style-name="P8"/>
      <text:p text:style-name="P5">2.- El decret...</text:p>
      <text:p text:style-name="P8"/>
      <text:p text:style-name="P8">a) Té el mateix rang que les lleis ordinàries.</text:p>
      <text:p text:style-name="P8"/>
      <text:p text:style-name="P5">3.- Assenyala la resposta correcta:</text:p>
      <text:p text:style-name="P8"/>
      <text:p text:style-name="P8">x)</text:p>
      <text:p text:style-name="P8"/>
      <text:p text:style-name="P5">4.- Assenyala la resposta correcta:</text:p>
      <text:p text:style-name="P8"/>
      <text:p text:style-name="P8">x)</text:p>
      <text:p text:style-name="P8"/>
      <text:p text:style-name="P5">5.- Són relacions laborals excloses, entre altres...</text:p>
      <text:p text:style-name="P8"/>
      <text:p text:style-name="P8">x)</text:p>
      <text:p text:style-name="P8"/>
      <text:p text:style-name="P5">6.- Segons el principi in dubio pro operario...</text:p>
      <text:p text:style-name="P8"/>
      <text:p text:style-name="P8">x)</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1-03-02T19:46:30.79</meta:creation-date>
    <dc:date>2021-03-02T20:56:54.87</dc:date>
    <dc:creator>Carlos Valenzuela García</dc:creator>
    <meta:editing-duration>PT38M32S</meta:editing-duration>
    <meta:editing-cycles>2</meta:editing-cycles>
    <meta:generator>OpenOffice/4.1.7$Win32 OpenOffice.org_project/417m1$Build-9800</meta:generator>
    <meta:document-statistic meta:table-count="0" meta:image-count="0" meta:object-count="0" meta:page-count="2" meta:paragraph-count="31" meta:word-count="439" meta:character-count="2645"/>
  </office:meta>
</office:document-meta>
</file>